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MarkupViewTests.renderI18n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ovyMarkupViewTests.renderMarkup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roovyMarkupViewTests.missingGroovyMarkup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ovyMarkupViewTests.checkI18nResourceMissing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MarkupViewTests.createViewWithUrl( String vi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GroovyMarkupViewTests.renderViewWithModel( String viewUrl , Map &lt; String , Object &gt; model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ovyMarkupViewTests.checkMissing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MarkupViewTests.checkI18n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MarkupView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ViewTests.renderLayou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TemplateEngine.createTemplate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Configuration.groovyMarkup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TemplateEngine.TestTemplate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MarkupViewTests.check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MarkupViewTests.detectTemplate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roovyMarkupViewTests.customTemplateEng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